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“Top Menu”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“Fight“, “Items”, and ”Run”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“Fight”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“Attack“, “Skills”, or ”Wait”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“Attack”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“Skills”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“Wait”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“Top Menu”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“Critical Hit”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“Counter”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... I'm really thirsty... I'd like some water,
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agh, n... I-I can't... I'm at my... I'm at my
limit!!</text:p>
          </table:table-cell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wet myself... I'm gonna... p-pee
mys...el...</text:p>
          </table:table-cell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, it's comiiing! It's coming
ooooouuuut!!</text:p>
          </table:table-cell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think I'm gonna wet myself... what now... at
this rate...</text:p>
          </table:table-cell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bathroooom...?!</text:p>
          </table:table-cell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I-I could do that, I guess... I hadn't thought
of that at all, but I guess there's no other way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 bathroom... c'mon, I've been
holding it for ages...!</text:p>
          </table:table-cell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concentrate like this...!</text:p>
          </table:table-cell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h... I feel really bad about this, but... I-I
don't think I can bear it for another second...
yeah...</text:p>
          </table:table-cell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n't the time for bad jokes!</text:p>
          </table:table-cell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his... I wanna change my panties
alreadyyy... ////</text:p>
          </table:table-cell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weeeeeehn... ////</text:p>
          </table:table-cell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eey, let's stop off at a bathroom if we pass
by one along the way...</text:p>
          </table:table-cell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veryone else wants to take a break too, right
guys?</text:p>
          </table:table-cell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feeling in my lower abdomen...)</text:p>
          </table:table-cell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is that so-called urge to pee...!)</text:p>
          </table:table-cell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ee the Jelly-chan again~!</text:p>
          </table:table-cell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d better be careful not to lose the plot
this time! Man, I can't wait~! Dufufufufu!!</text:p>
          </table:table-cell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matter how you look at it, that Lerig ・ Ias
is totally a moth.</text:p>
          </table:table-cell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a gigantic moth, at that.</text:p>
          </table:table-cell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probably more of a night owl, don't
you think?</text:p>
          </table:table-cell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 then, next up is the forest where that
dangerous tribe lives.</text:p>
          </table:table-cell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they more threatening than monsters?
They can't be, right?</text:p>
          </table:table-cell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ll definitely take poison damage if we step
into the bog!</text:p>
          </table:table-cell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Kh...! If only we had Antidotal Herbs right
about now...!!</text:p>
          </table:table-cell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 attack from White Carat early really
hurt...</text:p>
          </table:table-cell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must've taken something like three million
damage, I think?</text:p>
          </table:table-cell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I'm gonna...!! It's gonna c-come out...!</text:p>
          </table:table-cell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ywhere... let me pee...!!</text:p>
          </table:table-cell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I-I've got to make it...!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 wanna pee... it's no good...! Pee...!!</text:p>
          </table:table-cell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I can't hold it...!!</text:p>
          </table:table-cell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wait up for a minute... just a minute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, p-pretty soon...</text:p>
          </table:table-cell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uhh... I'm gonna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see any toilets around here, but... I-I
guess I don't have a choice, right...?</text:p>
          </table:table-cell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 here?! No way, Jose...!</text:p>
          </table:table-cell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f only I'd gone to the toilet when I had the
chance...</text:p>
          </table:table-cell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it never would've turned out like...
this... *sniff*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mutter*... I wanna go...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ck...! Y-You didn't hear that, right...?</text:p>
          </table:table-cell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well... th-that's how it is...</text:p>
          </table:table-cell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member, regular breaks are essential for a
healthy lifestyle!</text:p>
          </table:table-cell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because we're young, doesn't mean we
should push ourselves too hard...!</text:p>
          </table:table-cell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ite Carat's finally making her move...!</text:p>
          </table:table-cell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she planning to destroy the Heavenly Palace
with force capable of sending the guards flying
a hundred meters away, and erasing Seraphia...?!</text:p>
          </table:table-cell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 underground lab beneath a church...</text:p>
          </table:table-cell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, I feel like I've heard that somewhere
before...</text:p>
          </table:table-cell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oh!! R.E.!! It's the kinda thing you see
a lot in R○sident Ev○l!! Uhohoooh!!</text:p>
          </table:table-cell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take Lumii-san back to the castle!</text:p>
          </table:table-cell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's just gotta take the whatchamacallit-scale
and extract the thingummy from the tea leaves,
then we'll have the anti-whatever-drug!!</text:p>
          </table:table-cell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 was this one time where someone
walking towards me shouted "heeeeey!", and I
replied, "yeaaaaaah!", but...</text:p>
          </table:table-cell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 were actually shouting to someone behind
me! It was super embarrassing, y'know?</text:p>
          </table:table-cell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Yeah. Totally irrelevant, huh!</text:p>
          </table:table-cell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"Valley of Mirages" is where we joined up
with Komu-chan, right?</text:p>
          </table:table-cell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reat, that means we've gotta go back to that
suuuper hot desert...</text:p>
          </table:table-cell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umii-san's been taken away into the jungle
somewhere!</text:p>
          </table:table-cell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ord jungle makes me think of venomous
snakes! A mongoose ally on our team would
make me feel a whole lot better!</text:p>
          </table:table-cell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ing the Knight Commander is an even bigger
job than I thought.</text:p>
          </table:table-cell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bviously he has to command the Chivalric
Order, but he has to take care of public
business too, and even put his life on the
line if anything happens.</text:p>
          </table:table-cell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think I'll be sending in my resumé
any time soon!</text:p>
          </table:table-cell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totally just met Ossie, didn't we?!!
Ossie's huge, huh?!!</text:p>
          </table:table-cell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ext time, I wanna ride on her back!!</text:p>
          </table:table-cell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Ossie over at Lake Oshiru!</text:p>
          </table:table-cell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nna be a plesiosaur-type monster,
that's the feeling I get!! I can't wait!!</text:p>
          </table:table-cell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back to the castle and figure
out how to fight against the Carats: red, blue
and white!</text:p>
          </table:table-cell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〜, no matter which way we turn, it feels
like there's been a Carat waiting around every
corner, lately〜!</text:p>
          </table:table-cell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hh...! Alien-chan's visor is so cooool!!</text:p>
          </table:table-cell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I wanna try it on so baaad...!</text:p>
          </table:table-cell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this kidnapping (?) case has something
to do with one of the Carats?</text:p>
          </table:table-cell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d be a really nasty thing for them
to do!!</text:p>
          </table:table-cell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hot spring was just as good as they say!</text:p>
          </table:table-cell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no way we can lose, now!</text:p>
          </table:table-cell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the enemy, I mean... not to the baths.</text:p>
          </table:table-cell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Reguma-kun!</text:p>
          </table:table-cell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must have a pretty good idea of where
we've gotta go next, right?!</text:p>
          </table:table-cell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 say another word!!</text:p>
          </table:table-cell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I'm not!</text:p>
          </table:table-cell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disappointed that we couldn't use the
hot springs straight away, but...</text:p>
          </table:table-cell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little bit of exercise before taking a dip never
hurt anyone!</text:p>
          </table:table-cell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if I should really say this, but...</text:p>
          </table:table-cell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place called the Secret Springs, it's not
really all that secret, is it.</text:p>
          </table:table-cell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-ot ・ spri-ings ♪    O-n ・ se-n ♪</text:p>
          </table:table-cell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monsters come out then we've gotta
kill ・ them ♪</text:p>
          </table:table-cell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ie! I said something kinda crazy!</text:p>
          </table:table-cell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am I going to do...?)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, it's not good... I-I can't hold it
anymore...</text:p>
          </table:table-cell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et myself... please, no...!</text:p>
          </table:table-cell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f-forget everything...!!</text:p>
          </table:table-cell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! I really do need, erm, th-the toilet...</text:p>
          </table:table-cell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n't be able to... well... hold it much longer!</text:p>
          </table:table-cell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top messing around and let me go to the
bathroom! ////</text:p>
          </table:table-cell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 thought I'd tell you just to be sure, but
I really haven't gone to the toilet in quite a
long time...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at's why... I mean, erm...</text:p>
          </table:table-cell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t what I'm saying at all!!</text:p>
          </table:table-cell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ummy! Dumb jerk!!</text:p>
          </table:table-cell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n't look at me!! Jeeeeerk!!</text:p>
          </table:table-cell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Saotome...</text:p>
          </table:table-cell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, er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glance* *glance*...</text:p>
          </table:table-cell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thought I might casually go on a little trip
to the toilet if there were any around, but...
it's a little tough to say so...)</text:p>
          </table:table-cell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ther a monster can really be brought
under the devilish spell of the Jelly-chan...
it will be a sight to behold.</text:p>
          </table:table-cell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really does bite, that would make
the Jelly-chan a truly terrifying existence...</text:p>
          </table:table-cell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 We're going after Lerig ・ Ias!</text:p>
          </table:table-cell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really don't want to, though! It's a moth!
It's just a huge moth!! I really don't want
to go after that thing!!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as certain a boss monster would appear...</text:p>
          </table:table-cell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ouldn't have hoped for a better outcome
than one where we didn't have to fight at all.</text:p>
          </table:table-cell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 up and find that Detonium so we
can take it back with us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Ah, but what if it's a really heavy rock?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nyway, we'll cross that bridge when we
come to it...</text:p>
          </table:table-cell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true that being able to track the
enemy's movements will be really convenient.</text:p>
          </table:table-cell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that's left is the power to actually
defeat them...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... I'm at my limit, no... it's gonna come
out...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seriously... m-my absolute... limit...!!</text:p>
          </table:table-cell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... it's coming oooouuuut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-What now... I can't... I can't take it
anymore...!)</text:p>
          </table:table-cell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 need to pee now, or else... I'll w-wet
myself...!!)</text:p>
          </table:table-cell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ut! I-I can't just do it... in a place
like this...!!</text:p>
          </table:table-cell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ren't there any toilets around here...?
*glance* *glance*</text:p>
          </table:table-cell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 see, erm... I'm struggling, here...!</text:p>
          </table:table-cell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a little longer, and...</text:p>
          </table:table-cell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uld have made it to the toilet just fine,
got it?!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sort of feel like I-I need to go to the
bathroom...</text:p>
          </table:table-cell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could use a visit
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suppose it's probably too soon to say
anything...)</text:p>
          </table:table-cell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ack when we fought against the bandit leader
Priella in her manaphylactic state, I thought
she was a mere shadow of a person...</text:p>
          </table:table-cell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state of mind White Carat must
be in if she's still got her wits about her?</text:p>
          </table:table-cell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relieved to see that the Knight Commander
isn't too seriously injured.</text:p>
          </table:table-cell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can't rest until the people of this world
are safe...!</text:p>
          </table:table-cell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Mirara-whoever girl had some fairly
risqué moves, didn't she...?</text:p>
          </table:table-cell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ean, you could see some really serious
skin whenever she attacked...)</text:p>
          </table:table-cell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south is utterly sweltering through-and-
through, so we need to take extra care to take
in lots of fluid.</text:p>
          </table:table-cell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-Just because I say that, it doesn't mean
you should make us gulp down too much water.
That would cause its own set of problems...</text:p>
          </table:table-cell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lue Carat has really given us plenty more
trouble with this sensitivity curse...</text:p>
          </table:table-cell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'll give her a dose of tickle-hell
once this is all over with!</text:p>
          </table:table-cell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nk that's invisible to everyone except the
Heavenly Maidens...)</text:p>
          </table:table-cell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Using that, I'd be able to write an exchange
diary. I'd love to give it a try...)</text:p>
          </table:table-cell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ait, what the heck am I thinking about at
a time like this...?)</text:p>
          </table:table-cell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et the feeling that kidnapping cases are
on the rise right now.</text:p>
          </table:table-cell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Lumii-san going to be okay? We have to
rescue her, quickly...</text:p>
          </table:table-cell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w that we've got our scale, let's pay a visit
to Sharusharu's house.</text:p>
          </table:table-cell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expect the Knight Commander and Lumii-san
are picking up some of her tea leaves right
about now.</text:p>
          </table:table-cell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ur little group has become quite the crowd,
don't you think?</text:p>
          </table:table-cell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f Takoyaki knows how to fight, then
that's all the better.</text:p>
          </table:table-cell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 alien girl really will be
sticking to us, after all.</text:p>
          </table:table-cell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that visor-thingy of hers will
prove to be very useful, so why not?</text:p>
          </table:table-cell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how much I look, it's definitely
there, and yet I can't touch it...</text:p>
          </table:table-cell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somehow... eerie... uncanny, even...</text:p>
          </table:table-cell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missing child must be somewhere inside
Ondrera Manor.</text:p>
          </table:table-cell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to go and find her, right away...!</text:p>
          </table:table-cell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how long that alien girl intends
on following us around?</text:p>
          </table:table-cell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I feel bad that she can't get
back home, but...</text:p>
          </table:table-cell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not about to give up the last year
of our memories...</text:p>
          </table:table-cell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 should this in advance...</text:p>
          </table:table-cell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o realize what'll happen to you if you
peek into the ladies' baths... don't you?</text:p>
          </table:table-cell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kind of monster could be
blocking the water supply to the hot springs?</text:p>
          </table:table-cell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had better not be some kind of gooey lump
that comes flying at us...</text:p>
          </table:table-cell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never thought we'd be visiting a hot springs
resort, so I didn't bring towels or anything...</text:p>
          </table:table-cell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y provide their own equipment.</text:p>
          </table:table-cell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going to the Eastlands, aren't we? We'll
need to head to Zazābu Port Town, first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my smile really such a rare
sight...?!</text:p>
          </table:table-cell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
get 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comin' out... no...!</text:p>
          </table:table-cell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... My panties are... gonna get soaked...!!</text:p>
          </table:table-cell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gh! I-I'm at my limit!! I'm gonna go do
my business over there!!</text:p>
          </table:table-cell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-I really am gonna... pee my panties...</text:p>
          </table:table-cell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Agh!! It's comin' out!! I-I'm goin' over
there!!!</text:p>
          </table:table-cell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pee all over myself!! Hey, I can't hold
it!!</text:p>
          </table:table-cell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full'a pee...! Let me go to the
toilet!!</text:p>
          </table:table-cell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do it... somewhere 'round here...!</text:p>
          </table:table-cell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?! H-Here's fine, ain't it?! C'mooon!</text:p>
          </table:table-cell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man, oh man, I'm really bustin' to pee here!</text:p>
          </table:table-cell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hit up a bathroom? Can we? Please!</text:p>
          </table:table-cell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idn't wanna pee outdoors if I could help it,
but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need the little girl's room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 we find somewhere to take a rest stop? It's
not good for your health to hold it in, y'know?</text:p>
          </table:table-cell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s just super careless this time! I totally
coulda held it in!</text:p>
          </table:table-cell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Hmm... I think I kinda need to go to the
bathroom?)</text:p>
          </table:table-cell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whatevs. I'm totally fine, for now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to bring back one of the Jelly-chan is
cool 'n all, but do they even understand what
we're sayin'?</text:p>
          </table:table-cell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more, it's not like we can force 'em
to come with us if they don't want to...</text:p>
          </table:table-cell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actually totally okay with moths.</text:p>
          </table:table-cell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fact, I kinda like 'em!</text:p>
          </table:table-cell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if you look closely, they're covered
in fluffy, fuzzy fur! So cute~!</text:p>
          </table:table-cell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hh! This is Detonium?!</text:p>
          </table:table-cell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 pretty-lookin' rock!!</text:p>
          </table:table-cell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o bad it has to be a material for that
equipment we're makin'. I wonder if there'll
be any left over that I can keep~?</text:p>
          </table:table-cell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 for a Tomo-chan Pop Quiiiiiz!!</text:p>
          </table:table-cell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has holes that feel really good to go
inside lots'a times in a row, and ya need a
hard stick and balls to do it with?</text:p>
          </table:table-cell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's up! The answer is a pool table~!!</text:p>
          </table:table-cell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-hoh~? I wonder what kinda answer you were
gonna come out with~?</text:p>
          </table:table-cell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asupu Marsh, wasn't it?</text:p>
          </table:table-cell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place it is? It's gotta
have loads of bottomless swamps and stuff,
right?</text:p>
          </table:table-cell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ain't a laughing matter, is it.</text:p>
          </table:table-cell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-Emergency alert...!! Tomo-chan's... p-pee
levels... are!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y're... a-at critical... levels!!</text:p>
          </table:table-cell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gh, I'm aboutta p-pee...! C'mon, let me go right
here...!! Pleeease!!</text:p>
          </table:table-cell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really gonna leak... I-I'm not kidding!!</text:p>
          </table:table-cell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-Commencing... drainage!!</text:p>
          </table:table-cell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epeat...! Tomo-chan's bladder is at its limit!</text:p>
          </table:table-cell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prepare fluid drainage equipment
immediately!!</text:p>
          </table:table-cell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necessary, w-we can engage emergency
evacuation procedure right here...</text:p>
          </table:table-cell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ese circumstances require an urgent
response...!!</text:p>
          </table:table-cell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 th-thank you for your cooperatiooon!!</text:p>
          </table:table-cell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ellow warnin'!! Tomo-chan's desperation has
reached dangerous levels!!</text:p>
          </table:table-cell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consider immediate evacuation of the
area, and prepare equipment for the swift
reduction of bladder fluid-levels!!</text:p>
          </table:table-cell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mergency evacuation order has been received!
Notice to all nearby residents: please stay well
clear of the flood zone throughout the drainage
procedure!!</text:p>
          </table:table-cell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reakin' news! We have confirmation of
Tomo-chan's growin' need to pee...!</text:p>
          </table:table-cell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report all bathroom sightings to the
relevant authorities without delay...!</text:p>
          </table:table-cell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I never once peed myself in school,
either... you believe me, right?</text:p>
          </table:table-cell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ews flash! Tomo-chan pee warning!</text:p>
          </table:table-cell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ecommendin' the prompt formulation of a
bathroom strategy!</text:p>
          </table:table-cell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fun never ends, huh? Welp, what else did
I expect with three enemies to worry about?</text:p>
          </table:table-cell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n? Blue Carat and White Carat are workin'
together, so does that mean we only have
two enemies?</text:p>
          </table:table-cell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what difference? We're gonna beat 'em
all up either way!!</text:p>
          </table:table-cell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ein' the Knight Commander sounds real
tough~!</text:p>
          </table:table-cell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trainin' routine he does...</text:p>
          </table:table-cell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Oops, was I droolin'...?</text:p>
          </table:table-cell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made up my mind!! I'm gonna be some
kind of idol, too!!</text:p>
          </table:table-cell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right~, I guess my trademark's gotta
be my twintails, right?</text:p>
          </table:table-cell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mocchi, the "Twintails ☆ Idol"...</text:p>
          </table:table-cell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h... sounds kinda cliché, huh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ure is boilin' around here~...!</text:p>
          </table:table-cell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n't matter if you're in the shade or by
the water, it's way too hot everywhere you go...</text:p>
          </table:table-cell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an't get Lumii-san's lewd little voice
goin' "Aaaaahn ////" outta my head...</text:p>
          </table:table-cell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... Please forget that... ///////</text:p>
          </table:table-cell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ritin' that secret message, Lumii-san had
exactly the same idea as I did when the bandit
gang kidnapped me and I dropped my student
handbook!!</text:p>
          </table:table-cell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reat minds think alike, right?! Huh? Huh?!</text:p>
          </table:table-cell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ccordin' to great detective Hime-chan's
theory, Blue-White Carat's hideout is
somewhere in the Southlands, huh?</text:p>
          </table:table-cell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upupupu! Now that I've said it out loud,
doesn't a Blue-White Carat sound kinda
anemic? Uheheh!</text:p>
          </table:table-cell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Ossie was more dog-sized, I'd totally want
her as my pet〜.</text:p>
          </table:table-cell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was dog-sized, and had fluffy fur, and
she was a good, obedient girl...</text:p>
          </table:table-cell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Ain't that just a dog?</text:p>
          </table:table-cell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ako-chan's gun is so cool, huh?!</text:p>
          </table:table-cell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wouldn't let me use it no matter
how much I asked. What, does she think I'm
too dangerous or somethin'?</text:p>
          </table:table-cell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 know, I really think she jumped the “gun”
on that judgement...</text:p>
          </table:table-cell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finally put the last of Red Carat's Four
Hellish Kings in the ground!</text:p>
          </table:table-cell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d sure be great if we could defeat her friends
so easily...</text:p>
          </table:table-cell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inside of Ondrera Manor kinda reminds me
of a haunted house...</text:p>
          </table:table-cell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a spooky monster or somethin' really pops
out, I might run away or just straight up
pass out!! You'll hafta go on without me,
'kay?!</text:p>
          </table:table-cell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kinda bothered by what the Commander
said about not bein' able to go forward
through the halls...</text:p>
          </table:table-cell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it just super slippery and uphill, so
they kept slidin' back down...?</text:p>
          </table:table-cell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dja like to hear about my and
Hime-chan's budding romance?</text:p>
          </table:table-cell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what do I want in return〜? Get me a
chocolate parfait, and maybe I'll tell ya〜.</text:p>
          </table:table-cell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n, I wish I had a water pistol to bring
into the hot springs〜!</text:p>
          </table:table-cell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nted to play Hot Springs Royale with
everyone〜!</text:p>
          </table:table-cell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hot springs ain't mixed bathing,
after all...</text:p>
          </table:table-cell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ss I'll just have to use my imagination...</text:p>
          </table:table-cell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hree golden rules of bathing:
1. Wash yourself off,
2. Don't bring your towel in,
3. Uhhh...</text:p>
          </table:table-cell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the third one, again?</text:p>
          </table:table-cell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ell ya in advance!!</text:p>
          </table:table-cell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xed hot springs are the only ones for me!!!</text:p>
          </table:table-cell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But only with hot guys.)</text:p>
          </table:table-cell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y'know...?</text:p>
          </table:table-cell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... I n-need to use the restroom...!</text:p>
          </table:table-cell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ny more than this, and... I w-won't... be able
to... hold it...! Uwaaah...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ee!! It's... coming oooooouuut!!)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*rub* *rub*...!</text:p>
          </table:table-cell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... Saotome-san... ////
Umm... ummm...!</text:p>
          </table:table-cell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—p-please don't say things like that! ////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 I... I...</text:p>
          </table:table-cell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ant to... take a break... ////</text:p>
          </table:table-cell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wawawawawah!! Th-That's not what I...! ////</text:p>
          </table:table-cell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aaahn... I'm sorry! I-It won't happen again...
I'll hold it in properly next time... please
forgive meee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-I hate to say it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 see... I would like to go to the... the
r-restroom...</text:p>
          </table:table-cell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...</text:p>
          </table:table-cell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t's nothing...</text:p>
          </table:table-cell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the end, what are the Jelly-chan, really...?</text:p>
          </table:table-cell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aren't people, and they aren't monsters.
What mysterious creatures they are.</text:p>
          </table:table-cell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these ruins used to be?</text:p>
          </table:table-cell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ybe this place was used by people long ago
for some sort of rituals, or for worshipping
their gods...?</text:p>
          </table:table-cell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, I'm just not very knowledgeable
about these sorts of things...</text:p>
          </table:table-cell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rock isn't too heavy, is it? Will you
be okay?</text:p>
          </table:table-cell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lease tell me if you get tired, all right?
I'll find a cart for you!</text:p>
          </table:table-cell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me to think of it, I wonder what happened
to Red Carat's group...?</text:p>
          </table:table-cell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haven't heard a peep out of them for a
while, so it's been bothering me a little...</text:p>
          </table:table-cell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is amazing. She can make all sorts
of things, can't she?</text:p>
          </table:table-cell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ould be so much more useful to everyone if
only I had that kind of inventive talent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 can't...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haah... ngh, I'm going to... p-pee myself...</text:p>
          </table:table-cell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ooooh!!! ////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The restroom... I want to go to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should I do, I can't hold it anymore...!)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! Well, I'm not okay, but I'm... O. K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u-umm...</text:p>
          </table:table-cell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s there, well... a r-restroom anywhere...? ////</text:p>
          </table:table-cell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at isn't a restroom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*hic*, *sob*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mm...</text:p>
          </table:table-cell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there is anywhere nearby where we could
perhaps take a break, then, umm...</text:p>
          </table:table-cell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uld like to take a break... maybe...)</text:p>
          </table:table-cell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is being awfully quiet at the
moment, isn't she?</text:p>
          </table:table-cell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worried she's going to launch
a surprise attack amidst all the chaos...</text:p>
          </table:table-cell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C-Come to think of it, that secret base I
broke into back in the jungle...)</text:p>
          </table:table-cell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if anyone's found the... p-pee I
left at the back of that corridor...?)</text:p>
          </table:table-cell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wawawawawah... ///// I should have cleaned
up after myseeelf! /////)</text:p>
          </table:table-cell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e tension is killing me...!)</text:p>
          </table:table-cell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t that cold is effective against monsters
all across this hot region.</text:p>
          </table:table-cell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mm? But if they're strong against changes in
temperature, would that include low
temperatures? I've gotten myself all confused...</text:p>
          </table:table-cell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f I really think about it, I... I was
wandering around completely naked in front
of a crowd of men... /////)</text:p>
          </table:table-cell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aaaaah... /////)</text:p>
          </table:table-cell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iyackshooo!!</text:p>
          </table:table-cell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 sun is so bright, it made me sneeze...</text:p>
          </table:table-cell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-Was I really spacing out again?!</text:p>
          </table:table-cell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for some reason, I have a bad habit of
losing focus and daydreaming... I'm sorry... ////</text:p>
          </table:table-cell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aah... Ossie was so cuuute...</text:p>
          </table:table-cell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she likes to eat? Water plants?
Fish?</text:p>
          </table:table-cell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as I speaking out loud?!
Eeeeeeep! //////</text:p>
          </table:table-cell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just thought of something... once we've
found Ossie, how are we supposed to get one
of its scales?</text:p>
          </table:table-cell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! No violence allowed, all right?</text:p>
          </table:table-cell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one of the Hellish Kings just earlier
said something like “the source of the Heavenly
Maiden's power is their spirit”, or something.</text:p>
          </table:table-cell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think he was necessarily wrong, but
I wasn't very impressed by their tactics...</text:p>
          </table:table-cell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issing child is somewhere in the mansion,
isn't she?</text:p>
          </table:table-cell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kidnapper might be with her, too. Let's
be extra careful...!</text:p>
          </table:table-cell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irst of all, I think we should go and
investigate inside that creepy mansion.</text:p>
          </table:table-cell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learn something important.</text:p>
          </table:table-cell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back to the castle to discuss
our strategy, aren't we?</text:p>
          </table:table-cell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how, it feels like something always goes
wrong at times like these...)</text:p>
          </table:table-cell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e only have a shower at home, so I don't
often get a chance to use a bath like this.)</text:p>
          </table:table-cell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I think about it... I wonder if bathing
manners are the same in this world as in our
world?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ll be fine, won't we?</text:p>
          </table:table-cell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imagining the rest and relaxation we'll
get from the hot springs...</text:p>
          </table:table-cell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legs are already starting to give.</text:p>
          </table:table-cell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never walked around so much in my entire
life...</text:p>
          </table:table-cell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do very well with heat, but I do love
going to hot springs.</text:p>
          </table:table-cell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don't forget the coffee milk, afterwards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seems to be positively trembling with Magical
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pee... is going to come out... no... no...</text:p>
          </table:table-cell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I'm gonna pee myseeelf...!!</text:p>
          </table:table-cell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will be right baaack!!</text:p>
          </table:table-cell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h... *squirm* *squirm* *wiggle* *wiggle*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What do I do... I-I cannot hold it any longer...)</text:p>
          </table:table-cell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ou are right... turning back now would take
too much time, would it no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may I... go to the bathroom, yet...?</text:p>
          </table:table-cell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have been holding off going for a while now...</text:p>
          </table:table-cell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Eh?! That... doing that in a place like this
would be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 know it is inexcusable to say so
this late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... I have begun to... have need of a
washroom...</text:p>
          </table:table-cell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unfit to be the Spirit Queen... *hic*...</text:p>
          </table:table-cell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Darn... I probably should have gone to the
toilet earlier.)</text:p>
          </table:table-cell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t would be terrible to hold everyone back,
so I think I shall wait and see...)</text:p>
          </table:table-cell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rig ・ Ias are so rare, even among demons,
as to be called illusions.</text:p>
          </table:table-cell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nitially, I had thought that just catching
sight of one would be difficult, but we must
have very good fortune to do so this easily.</text:p>
          </table:table-cell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demon that ran away just now was
Lerig ・ Ias!</text:p>
          </table:table-cell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do all we can to chase after it
and harvest its scale!</text:p>
          </table:table-cell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forest that the is home to the dangerous
tribe is thick with trees, making the way
ahead difficult to see. We must be careful
not to get lost.</text:p>
          </table:table-cell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t is one place I would rather not pass
through...</text:p>
          </table:table-cell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etonium is a violet-colored mineral that
sparkles with a golden light.</text:p>
          </table:table-cell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as Lumii-san says: it is sensitive to Magic,
so we may be able to manufacture a machine
that determines the origin of a Magical
presence out of it.</text:p>
          </table:table-cell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h? You want to know about this dangerous
race of people?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me see. It is not like I do not have some
information about them...</text:p>
          </table:table-cell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erhaps you would say they are dangerous in
one sense... please excuse me, I am not
explaining this very well.</text:p>
          </table:table-cell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Hah, agh... uuu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oilet... toilet... aaaagh... toilet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can't... bear it any longeeer!!!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egging you...! Please let me go to the
toilet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truly cannot hold on any longer... ////</text:p>
          </table:table-cell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oh... v-very well...</text:p>
          </table:table-cell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do not come near me under any
circumstances..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forgive me, but soon... the bathroom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eally would like to go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t would be much too embarrassing for
me to even consider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... I do not wish to hold everyone back,
but...</text:p>
          </table:table-cell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be very grateful if we could find some
nearby facilities to stop by... ////</text:p>
          </table:table-cell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did my very best to hold it i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very sorry, but I failed... ////</text:p>
          </table:table-cell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... I think I might need to visit the little
Spirit Queen's room... just slightly...)</text:p>
          </table:table-cell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 am a little embarrassed to say so... I
think I shall hold it just a bit longer...)</text:p>
          </table:table-cell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Heavenly Palace is the sacred shrine of
Seraphia itself.</text:p>
          </table:table-cell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ccording to some theories, it was God who
ordered seraphs to build it.</text:p>
          </table:table-cell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do everything we can to protect it!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believe that the inside of St. Yuria's church
is protected by the power of Nowah-sama, the
previous Heavenly Maiden, such that ordinary
monsters cannot get close.</text:p>
          </table:table-cell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am not sure it is capable of
repelling demons at the level of those such
as Visti or Blanche...</text:p>
          </table:table-cell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d never suspected that the "Light of
Diabolus" referred to a girl like her.</text:p>
          </table:table-cell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onsidering how she was sleeping in a box,
I might be thinking of her as an existence
close to my own...</text:p>
          </table:table-cell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expect that the interior of the Pyramid
is laden with all sorts of traps intended to
ward off invaders.</text:p>
          </table:table-cell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continue with great care...</text:p>
          </table:table-cell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get to the Pyramid, we first need to take
the hidden route within the Valley of Mirages.</text:p>
          </table:table-cell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head for the shrine in which I
recently slept!</text:p>
          </table:table-cell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path through the jungle can be difficult to
keep track of as it is so overgrown with trees,
so we will need to take extra care.</text:p>
          </table:table-cell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geography there must make a wonderful
hiding spot for the enemy. They have really
thought this through.</text:p>
          </table:table-cell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know a thing or two about the geography of
the Southlands, so please do not hesitate to
ask me any questions.</text:p>
          </table:table-cell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y the way, the region specializes in spices.</text:p>
          </table:table-cell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please excuse me. That was useless trivia
for such a grave situation, was it not...</text:p>
          </table:table-cell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or as long as I have lived, I have never once
seen an ancient wyvern until now!</text:p>
          </table:table-cell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uman or Spirit, everyone learns new things
all the time!</text:p>
          </table:table-cell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t to go into too much detail, there are
many sorts of firearms: long-range, medium-
range, short-range, suppressive, defensive,
and so on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for Takoyaki-san's ion gun...</text:p>
          </table:table-cell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does not support rapid-fire, but it has
an auto-aim functionality, as well as a high
muzzle velocity, making it the rather rare
long-range handgun-type.</text:p>
          </table:table-cell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strategy meeting coming up... I wonder
how it will turn out?</text:p>
          </table:table-cell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ink we are doing quite fine, slowly
chipping away at the enemy forces, as it is...</text:p>
          </table:table-cell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ien technology is truly spectacular, is it
not...?! It looks like Magic to me.</text:p>
          </table:table-cell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may have just said something inappropriate
for the Spirit Queen to say... eheheh...</text:p>
          </table:table-cell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, assuming this kidnapping (?) incident was
the work of either the Red or Blue Carat...</text:p>
          </table:table-cell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suppose they plan to do with a
young child...?</text:p>
          </table:table-cell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 I got into was right next
door to the regular baths.</text:p>
          </table:table-cell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ought I heard that alien's voice coming
from where everyone else was... was it just
my imagination, perhaps?</text:p>
          </table:table-cell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pefully, the hot springs will now be back
in action.</text:p>
          </table:table-cell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return to the Secret Springs
establishment to check.</text:p>
          </table:table-cell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lfurfoss Waterfall is a very popular
sightseeing location.</text:p>
          </table:table-cell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had no idea that the hot springs got
its water supply from an underground cavern
behind the waterfall.</text:p>
          </table:table-cell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certain that the Secret Springs were just
west of Izumo village.</text:p>
          </table:table-cell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my first time actually visiting, so I do
not know what it will actually be like.</text:p>
          </table:table-cell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stories of the Secret Springs in
the east, but this is my first time visiting.</text:p>
          </table:table-cell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we are going, then I will enjoy myself to the
fullest!</text:p>
          </table:table-cell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</text:p>
          </table:table-cell>
          <table:table-cell table:style-name="ce0" office:value-type="string">
            <text:p>I-I can't... walk Anymooore...!</text:p>
          </table:table-cell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</text:p>
          </table:table-cell>
          <table:table-cell table:style-name="ce0" office:value-type="string">
            <text:p>Can't... hold it... ah, no... it's gonna leak...
it's all gonna come... Out...!</text:p>
          </table:table-cell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</text:p>
          </table:table-cell>
          <table:table-cell table:style-name="ce0" office:value-type="string">
            <text:p>Haaaah, i-if I stop focusing for a second, I'll...
pee on Myseeelf! Quickly... quickly...!!</text:p>
          </table:table-cell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</text:p>
          </table:table-cell>
          <table:table-cell table:style-name="ce0" office:value-type="string">
            <text:p>I-I'm gonna wet Myseeelf...!! I've been holding it
for ever and ever, I'm at my Limiiit!!</text:p>
          </table:table-cell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</text:p>
          </table:table-cell>
          <table:table-cell table:style-name="ce0" office:value-type="string">
            <text:p>Anywhere... toilet... toilet...!!</text:p>
          </table:table-cell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</text:p>
          </table:table-cell>
          <table:table-cell table:style-name="ce0" office:value-type="string">
            <text:p>Agh, I've had Iiit... I just have to pretend I'm
goin' in a toilet, Riiight...?!</text:p>
          </table:table-cell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</text:p>
          </table:table-cell>
          <table:table-cell table:style-name="ce0" office:value-type="string">
            <text:p>I'm almost at the limit of how much I can
Hooold...! You've gotta let me go to the Toileeet!</text:p>
          </table:table-cell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</text:p>
          </table:table-cell>
          <table:table-cell table:style-name="ce0" office:value-type="string">
            <text:p>It's been a pretty long time since I last went, ya
Knooow?</text:p>
          </table:table-cell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</text:p>
          </table:table-cell>
          <table:table-cell table:style-name="ce0" office:value-type="string">
            <text:p>Nah... I think I'll... pass on that Ooone...</text:p>
          </table:table-cell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</text:p>
          </table:table-cell>
          <table:table-cell table:style-name="ce0" office:value-type="string">
            <text:p>I didn't want it to come Ooout... it's my pee's
fault for comin' out all on it's Ooown.</text:p>
          </table:table-cell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</text:p>
          </table:table-cell>
          <table:table-cell table:style-name="ce0" office:value-type="string">
            <text:p>I wanna go pee... where's the Bathrooom?</text:p>
          </table:table-cell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</text:p>
          </table:table-cell>
          <table:table-cell table:style-name="ce0" office:value-type="string">
            <text:p>If I don't go soon, you'll see my accuracy start
to take a Nosediiive...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</text:p>
          </table:table-cell>
          <table:table-cell table:style-name="ce0" office:value-type="string">
            <text:p>I sorta need to go to the toilet Nooow.</text:p>
          </table:table-cell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</text:p>
          </table:table-cell>
          <table:table-cell table:style-name="ce0" office:value-type="string">
            <text:p>I wanna stop by a bathroom if we find one on
the Waaay.</text:p>
          </table:table-cell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f we're gonna go pick up a Jelly-chan, I
wanna take it in my Aaarms!!</text:p>
          </table:table-cell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'll never forget that squishy Sensatiooon!!</text:p>
          </table:table-cell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ere are creatures just like that in outer
space, Toooo.</text:p>
          </table:table-cell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e call 'em "Adigorn", but I'm not very
good with 'Eeem.</text:p>
          </table:table-cell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covered in Sweaaat!! I wanna take a
Showeeer!!</text:p>
          </table:table-cell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 What's Uuup?</text:p>
          </table:table-cell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 want me to show you how to shoot a
Guuun?</text:p>
          </table:table-cell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ll you have to do is take it in your hands and
pull the Triggeeer! Even a Venus Flytrap can
do Thaaat!!</text:p>
          </table:table-cell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 don't know if you guys have
forgotten already but...</text:p>
          </table:table-cell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're still looking for first-rate Ion
Matter, Riiight?</text:p>
          </table:table-cell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... I-It's coming Ooout...</text:p>
          </table:table-cell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... I'm really... at my... absolute Limiiit...!!</text:p>
          </table:table-cell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-No peeking, O-Okaaay?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... pee Myseeelf!!</text:p>
          </table:table-cell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can't hold it Anymooooore!!</text:p>
          </table:table-cell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ere are no toilets around here, so I guess
there's no helping Iiit...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here for just a Minuuute... ////</text:p>
          </table:table-cell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, I wanna go Peeee...!</text:p>
          </table:table-cell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rry up and let me go to the toilet,
Alreadyyy...!</text:p>
          </table:table-cell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ight Heeere?</text:p>
          </table:table-cell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... that's too Embarrassiiing...</text:p>
          </table:table-cell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held it in as best I could... I'm so Pathetiiic...</text:p>
          </table:table-cell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can I go to the toilet Yeeet?</text:p>
          </table:table-cell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been holding it in for quite a while Nooow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gotta go to the bathroom all of a Suddeeen.</text:p>
          </table:table-cell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suit being broken is really inconvenient,
Huuuh.</text:p>
          </table:table-cell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razy things like this always happening
on this Planeeet?</text:p>
          </table:table-cell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ere's the Leadershiiip...?</text:p>
          </table:table-cell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hurches those religious buildings common
among primitive Cultuuures?</text:p>
          </table:table-cell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real interested, 'cos abstract things like
charms and prayers are few and far between on
my Planeeet!</text:p>
          </table:table-cell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hey!! Why was that bandage lady
living in that chest like Thaaat??</text:p>
          </table:table-cell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y was she covered in Bandageees?? Is she
too poor to afford proper Clooothes???</text:p>
          </table:table-cell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(Even without the curse, this girl's voice
is making my ears ring...)</text:p>
          </table:table-cell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n investigation, you Saaay?</text:p>
          </table:table-cell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all set for a little mystery Solviiing!!
Just leave it all to Meeee!!</text:p>
          </table:table-cell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n...! Please don't... shout right next to
my ears!!</text:p>
          </table:table-cell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at does it mean for your body
to get sensitive all Oveeer?</text:p>
          </table:table-cell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oes it mean grinding your nerves down to
make combat Easieeer?</text:p>
          </table:table-cell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fter this, I'm gonna go ask Blue Carat
to cast the curse on me, Toooo!</text:p>
          </table:table-cell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sn't it about time you stopped
calling me Takoyakiii?</text:p>
          </table:table-cell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Maybe Silver Carat, or even Ion Carat or
something like that would do, Riiight?</text:p>
          </table:table-cell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...No Gooood...?</text:p>
          </table:table-cell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outhlands are gonna be hot, aren't
Theeey?</text:p>
          </table:table-cell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ince my suit's decomposition module is
busted, I'm probably gonna get all sweaty and
need a Baaath.</text:p>
          </table:table-cell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id ya Seeee?! We were able to communicate
with Ossie, and it's all thanks to Meeee!!</text:p>
          </table:table-cell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Reguma, do you wanna know how to talk
to Ossie, Toooo?</text:p>
          </table:table-cell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tch Closelyyy! Like Thiiis! You gotta go
“kyuuuuuu” with your Mouuuth!</text:p>
          </table:table-cell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look forward to working with Everyooone!</text:p>
          </table:table-cell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be gunning enemies down left and right,
just you Waaait!</text:p>
          </table:table-cell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”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 office:value-type="string">
            <text:p>Mirara boss battle</text:p>
          </table:table-cell>
          <table:table-cell table:style-name="ce0"/>
          <table:table-cell table:style-name="ce0" office:value-type="string">
            <text:p>Nyanko
"If you're such an indoor person, why would
you want to go to all this trouble just to
test our strength...?"</text:p>
          </table:table-cell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 office:value-type="string">
            <text:p>Hamuko
"It's like when you've been cooped up for so
long that you suddenly want to move around,
you know?"</text:p>
          </table:table-cell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 office:value-type="string">
            <text:p>Tomocchi
"I don't really get it, but less thinkin' and
more beatin' each other up with all we've got!"</text:p>
          </table:table-cell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 office:value-type="string">
            <text:p>Hime
"(Is it me, or does she looks a little like
Akizora-san...?)"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 office:value-type="string">
            <text:p>Mirara-chan
"All riiight——, Mirara-chan's gonna do her
best——!"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 office:value-type="string">
            <text:p>Mirara-chan
"Don't get careless, or you'll get all tied
up! ☆"</text:p>
          </table:table-cell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 office:value-type="string">
            <text:p>Ossie boss battle</text:p>
          </table:table-cell>
          <table:table-cell table:style-name="ce0"/>
          <table:table-cell table:style-name="ce0" office:value-type="string">
            <text:p>Hamuko
“Wh-What do we do... did we make her mad...?”</text:p>
          </table:table-cell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 office:value-type="string">
            <text:p>Komu
“She has gone into full-on counter-attack
mode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 office:value-type="string">
            <text:p>Reguma
“I didn't plan on being violent, but it seems
we have no other choice,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 office:value-type="string">
            <text:p>Reguma
“We need to calm it down by force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 office:value-type="string">
            <text:p>Tomocchi
“Are we really gonna be able to fight something
this big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 office:value-type="string">
            <text:p>Hamuko
“At times like these, you gotta use *that*!
‘Dine and dash,’ I mean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 office:value-type="string">
            <text:p>Nyanko
“I think you mean hit and run.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 office:value-type="string">
            <text:p>Empyreon/Deep Blue boss battle</text:p>
          </table:table-cell>
          <table:table-cell table:style-name="ce0"/>
          <table:table-cell table:style-name="ce0" office:value-type="string">
            <text:p>Empyreon of the Four Hellish Kings
“BURN!! My name is Empyreon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Listen well, Heavenly Maidens!! I shall
burn your bodies into ash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And I Am Deep Blue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 Shall Tear You To Shreds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 office:value-type="string">
            <text:p>Reguma
“(I've long since lost interest in their
names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 office:value-type="string">
            <text:p>Nurikabe boss battle</text:p>
          </table:table-cell>
          <table:table-cell table:style-name="ce0"/>
          <table:table-cell table:style-name="ce0" office:value-type="string">
            <text:p>Hamuko
“Uwaaagh!! Where did you come from?!!”</text:p>
          </table:table-cell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 office:value-type="string">
            <text:p>Reguma
“It must have turned invisible to hide
from us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 office:value-type="string">
            <text:p>Nyanko
“I'd put this in the creepy-yet-cute
category, wouldn't you say?”</text:p>
          </table:table-cell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 office:value-type="string">
            <text:p>Hamuko
“Nah, I think it's just plain creepy.”</text:p>
          </table:table-cell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 office:value-type="string">
            <text:p>Hime
“U-Umm... we're in combat...”</text:p>
          </table:table-cell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 office:value-type="string">
            <text:p>Portable Toil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 office:value-type="string">
            <text:p>Clothing S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one of those where people can see
would be way too embarrassing!</text:p>
          </table:table-cell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amuko
“S-Sorry... I need to go to the toilet firs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amuko
“Th-Thanks... I'll go get changed over there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amuko
“Hey, I haven't peed myself! R-Right now, I just
want to go to the toile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amuko
“H-Hey, I haven't peed myself!”</text:p>
          </table:table-cell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amuko
“Hauu... this is too embarrassing... ////”</text:p>
          </table:table-cell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Nyanko
“L-Let me go to the bathroom, first...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Nyanko
“D-Don't you dare peek, got it...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Nyanko
“I haven't quite wet myself, yet!! Now, let me
use the bathroom before I really do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Nyanko
“Excuse you! I did *not* wet myself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Nyanko
“Qu-Quick... before anyone sees... ////”</text:p>
          </table:table-cell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omocchi
“N-No... I'm aboutta burst, I'm tellin' ya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omocchi
“I'll go change super quick, so wait up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omocchi
“I ain't peed myself yet, but... I totally will if
I can't go pee soon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omocchi
“Huh? But I didn't pee myself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omocchi
“Fuweeeh... my panties are soaked through...”</text:p>
          </table:table-cell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ime
“Could I first go to the r-restroom,
please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ime
“Y... Yes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ime
“Umm, umm...! First... the restroom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ime
“I-I-I-I haven't w... h-had an accident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ime
“I-I need to hurry up before someone sees me
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Komu
“U-U-Umm... it is rather hard to say, but... I
wish to... to go to the toilet, first! ////”</text:p>
          </table:table-cell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Komu
“I am truly sorry for all the trouble...”</text:p>
          </table:table-cell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Komu
“Eh?! Umm, I have not yet wet myself...! More
importantly, m-may I go to... to the toilet...!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Komu
“No, umm, I... I do not believe I have need of
something like that...”</text:p>
          </table:table-cell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Komu
“How could I, the Spirit Queen... oh, I am so
mortified... ////”</text:p>
          </table:table-cell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Komu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akoyaki
“If I put on new panties now, I'll just wet those
ones Toooo!! Toilet! Where's the Toileeet?!?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akoyaki
“Ohhh! What a cool Iteeeem!! I'm gonna change
my panties, so wait for Meeee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akoyaki
“What I really desire is the Toileeet!! Aaah! I'm
gonna Leeaaaak!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akoyaki
“Nnn? My panties are dry and Spotleeeess!
It's True! Wanna take a Look-Seeee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akoyaki
“Uuuu... if only my equipment was working
properly, this wouldn't've Happeeened...!”</text:p>
          </table:table-cell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akoyak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exorciz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outdoor scene?</text:p>
          </table:table-cell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at was really Clooose...</text:p>
          </table:table-cell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But I feel so much better, Nooow! /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, uh... kh, n-no... Noooooo...!!</text:p>
          </table:table-cell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h, ah, AAAAAAHHH!!!</text:p>
          </table:table-cell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l... leak... ing... ah, ah, AH!!!</text:p>
          </table:table-cell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is is, well... s-some kind of Mistaaake...</text:p>
          </table:table-cell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 office:value-type="string">
            <text:p>After wetting (field) 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uu... now I've done Iiit...
I couldn't control Myseeelf... ////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t's because... I was holding it for ages and
Ageees...!</text:p>
          </table:table-cell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ight now, I'd rather get these wet panties
off Meee...</text:p>
          </table:table-cell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panties are sticking to my butt, it feels
Awfuuul!</text:p>
          </table:table-cell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prioritize cleaning up after my
little Accideeent... c-can't I...?</text:p>
          </table:table-cell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ll be right Baaack...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just wanna use the Toileeet...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hanging can Waaait! I've gotta pee, Nooow!</text:p>
          </table:table-cell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o, I'm Leakiiing! Let me go ahead and pee,
Pleeeease!!</text:p>
          </table:table-cell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nn? But I don't wanna go Pottyyy?</text:p>
          </table:table-cell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e toilet? I'm still Fiiine.</text:p>
          </table:table-cell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need to pee, Thaaanks.</text:p>
          </table:table-cell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really need to, but I guess I'll go
Anywaaay.</text:p>
          </table:table-cell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ime to Peeee? Okey-Dokeeey.</text:p>
          </table:table-cell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think I'll use the toilet while I've got the
Chaaance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up, Okaaay? It's pee-pee Tiiime.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just gonna visit the Toileeet!</text:p>
          </table:table-cell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 go urinate, 'Kaaay?!</text:p>
          </table:table-cell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Good timing, it just so happens that I needed
to Peeee!</text:p>
          </table:table-cell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, I wanna go Peeee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kinda wanna go to the toilet, so gimme just
a minute, Pleeease!</text:p>
          </table:table-cell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thank goodness this place has
a Bathrooom!</text:p>
          </table:table-cell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s actually kinda holding it for a moment
Theeere! I'll be right Baaack!</text:p>
          </table:table-cell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 the Staaars, I was just looking for
a Toileeet!</text:p>
          </table:table-cell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! I've been busting to pee for Ageees!
Gimme a Secooond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really gotta go to the Toileeet! I've been
holding it Foreveeer!</text:p>
          </table:table-cell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tummy's already bulging out so much, I didn't
know what I was gonna Dooo! That was Clooose!</text:p>
          </table:table-cell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urry up, I've gotta Peeee...! I can't take
it Anymooore!!</text:p>
          </table:table-cell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oilet!! I've gotta go to the Toilet!! I've
been holding it in way too Looong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pee Myseeelf!! Peeeeee!!</text:p>
          </table:table-cell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-I can't... I'm gonna Buuurst...!!</text:p>
          </table:table-cell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most there, I-I can... almost... g-go Peeee...!!</text:p>
          </table:table-cell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aagh! It's coming out!! It's already coming
Ooooout!!</text:p>
          </table:table-cell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Dooone...</text:p>
          </table:table-cell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s for your Tiiime!</text:p>
          </table:table-cell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right, let's Gooo!</text:p>
          </table:table-cell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Dooone!</text:p>
          </table:table-cell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sweet Relieeef!</text:p>
          </table:table-cell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in tip-top shape, Nooow!</text:p>
          </table:table-cell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ee Compleeete!</text:p>
          </table:table-cell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w...
It was kinda close, but I made Iiit!</text:p>
          </table:table-cell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made it, just Abouuut! Well done, Meee!</text:p>
          </table:table-cell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is was Baaad... but I can rest easy, Nooow!</text:p>
          </table:table-cell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really thought I was done for, this Tiiime...!</text:p>
          </table:table-cell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h! If there was no toilet here, that woulda
been it for Meee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hh, much Betteeer! My bladder was pretty
much at its Limiiit!</text:p>
          </table:table-cell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... I think I got my panties a little Weeet...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lost my cool so bad that it's totally
Embarrassiiing! Forget everything you just
saw, right Nooow!!</text:p>
          </table:table-cell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Peeing when I'm at my limit... feels kind of
Amaziiing... ////)</text:p>
          </table:table-cell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P-Memories</text:p>
          </table:table-cell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uar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host Stor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ai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hie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uccubu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abor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ellse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Coa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k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luf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ittle-Devi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nc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Ojou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irar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Pareo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ath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inobi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Kappa-Gir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rudg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ightse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chola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os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rance-chan】 P-Memory!</text:p>
          </table:table-cell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uld you like to watch it now?</text:p>
          </table:table-cell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 now</text:p>
          </table:table-cell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may watch obtained P-Memories at any
time from any red mailbox.</text:p>
          </table:table-cell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uard-chan P-Memory?</text:p>
          </table:table-cell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te-chan P-Memory?</text:p>
          </table:table-cell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host Story-chan P-Memory?</text:p>
          </table:table-cell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aid-chan P-Memory?</text:p>
          </table:table-cell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hief-chan P-Memory?</text:p>
          </table:table-cell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uccubud-chan P-Memory?</text:p>
          </table:table-cell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aborer-chan P-Memory?</text:p>
          </table:table-cell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ellsea-chan P-Memory?</text:p>
          </table:table-cell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Coat-chan P-Memory?</text:p>
          </table:table-cell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kate-chan P-Memory?</text:p>
          </table:table-cell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luff-chan P-Memory?</text:p>
          </table:table-cell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ittle-Devil-chan P-Memory?</text:p>
          </table:table-cell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ncer-chan P-Memory?</text:p>
          </table:table-cell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Ojou-chan P-Memory?</text:p>
          </table:table-cell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irara-chan P-Memory?</text:p>
          </table:table-cell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Pareo-chan P-Memory?</text:p>
          </table:table-cell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ath-chan P-Memory?</text:p>
          </table:table-cell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inobi-chan P-Memory?</text:p>
          </table:table-cell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Kappa-Girl-chan P-Memory?</text:p>
          </table:table-cell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rudge-chan P-Memory?</text:p>
          </table:table-cell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ightseer-chan P-Memory?</text:p>
          </table:table-cell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cholar-chan P-Memory?</text:p>
          </table:table-cell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ost-chan P-Memory?</text:p>
          </table:table-cell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rance-chan P-Memory?</text:p>
          </table:table-cell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10T12:55:31+02:00</meta:creation-date>
    <dc:date>2020-04-10T12:55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